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09.30.2022</text:p>
          </table:table-cell>
          <table:table-cell/>
          <table:table-cell office:value-type="string" calcext:value-type="string">
            <text:p>Desity of Sand</text:p>
          </table:table-cell>
          <table:table-cell/>
          <table:table-cell office:value-type="float" office:value="97.185" calcext:value-type="float">
            <text:p>97.185</text:p>
          </table:table-cell>
          <table:table-cell office:value-type="string" calcext:value-type="string">
            <text:p>lb/ft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1</text:p>
          </table:table-cell>
          <table:table-cell table:formula="of:=(9.8865-6.3325)/[.F1]" office:value-type="float" office:value="0.0365694294386994" calcext:value-type="float">
            <text:p>0.036569429438699</text:p>
          </table:table-cell>
          <table:table-cell office:value-type="string" calcext:value-type="string">
            <text:p>ft3</text:p>
          </table:table-cell>
          <table:table-cell table:formula="of:=[.B2]*0.028317" office:value-type="float" office:value="0.00103553653341565" calcext:value-type="float">
            <text:p>0.001035536533416</text:p>
          </table:table-cell>
          <table:table-cell office:value-type="string" calcext:value-type="string">
            <text:p>m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2</text:p>
          </table:table-cell>
          <table:table-cell table:formula="of:=(9.885-3.8415)/[.F1]" office:value-type="float" office:value="0.0621855224571693" calcext:value-type="float">
            <text:p>0.062185522457169</text:p>
          </table:table-cell>
          <table:table-cell/>
          <table:table-cell table:formula="of:=[.B3]*0.028317" office:value-type="float" office:value="0.00176090743941966" calcext:value-type="float">
            <text:p>0.001760907439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3</text:p>
          </table:table-cell>
          <table:table-cell table:formula="of:=(9.884-2.8715)/[.F1]" office:value-type="float" office:value="0.0721561969439728" calcext:value-type="float">
            <text:p>0.072156196943973</text:p>
          </table:table-cell>
          <table:table-cell/>
          <table:table-cell table:formula="of:=[.B4]*0.028317" office:value-type="float" office:value="0.00204324702886248" calcext:value-type="float">
            <text:p>0.0020432470288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4</text:p>
          </table:table-cell>
          <table:table-cell table:formula="of:=(18.02-13.28)/[.F1]" office:value-type="float" office:value="0.0487729587899367" calcext:value-type="float">
            <text:p>0.048772958789937</text:p>
          </table:table-cell>
          <table:table-cell/>
          <table:table-cell table:formula="of:=[.B5]*0.028317" office:value-type="float" office:value="0.00138110387405464" calcext:value-type="float">
            <text:p>0.001381103874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5</text:p>
          </table:table-cell>
          <table:table-cell table:formula="of:=(18.02-2.04)/[.F1]" office:value-type="float" office:value="0.164428666975356" calcext:value-type="float">
            <text:p>0.164428666975356</text:p>
          </table:table-cell>
          <table:table-cell/>
          <table:table-cell table:formula="of:=[.B6]*0.028317" office:value-type="float" office:value="0.00465612656274116" calcext:value-type="float">
            <text:p>0.0046561265627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6</text:p>
          </table:table-cell>
          <table:table-cell table:formula="of:=(18-15.7)/[.F1]" office:value-type="float" office:value="0.0236662036322478" calcext:value-type="float">
            <text:p>0.023666203632248</text:p>
          </table:table-cell>
          <table:table-cell/>
          <table:table-cell table:formula="of:=[.B7]*0.028317" office:value-type="float" office:value="0.00067015588825436" calcext:value-type="float">
            <text:p>0.0006701558882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7</text:p>
          </table:table-cell>
          <table:table-cell table:formula="of:=(18.02-14.98)/[.F1]" office:value-type="float" office:value="0.0312805474095797" calcext:value-type="float">
            <text:p>0.03128054740958</text:p>
          </table:table-cell>
          <table:table-cell/>
          <table:table-cell table:formula="of:=[.B8]*0.028317" office:value-type="float" office:value="0.000885771260997067" calcext:value-type="float">
            <text:p>0.0008857712609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8</text:p>
          </table:table-cell>
          <table:table-cell table:formula="of:=(18.02-12.38)/[.F1]" office:value-type="float" office:value="0.0580336471677728" calcext:value-type="float">
            <text:p>0.058033647167773</text:p>
          </table:table-cell>
          <table:table-cell/>
          <table:table-cell table:formula="of:=[.B9]*0.028317" office:value-type="float" office:value="0.00164333878684982" calcext:value-type="float">
            <text:p>0.001643338786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9</text:p>
          </table:table-cell>
          <table:table-cell table:formula="of:=(18.02-12.8)/[.F1]" office:value-type="float" office:value="0.0537119925914493" calcext:value-type="float">
            <text:p>0.053711992591449</text:p>
          </table:table-cell>
          <table:table-cell/>
          <table:table-cell table:formula="of:=[.B10]*0.028317" office:value-type="float" office:value="0.00152096249421207" calcext:value-type="float">
            <text:p>0.0015209624942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10</text:p>
          </table:table-cell>
          <table:table-cell table:formula="of:=(18-15.58)/[.F1]" office:value-type="float" office:value="0.0249009620826259" calcext:value-type="float">
            <text:p>0.024900962082626</text:p>
          </table:table-cell>
          <table:table-cell/>
          <table:table-cell table:formula="of:=[.B11]*0.028317" office:value-type="float" office:value="0.000705120543293718" calcext:value-type="float">
            <text:p>0.000705120543294</text:p>
          </table:table-cell>
          <table:table-cell table:number-columns-repeated="3"/>
          <table:table-cell>
            <draw:frame table:end-cell-address="Sheet1.O25" table:end-x="0.385in" table:end-y="0.0988in" draw:z-index="0" draw:name="Chart 1" draw:style-name="gr1" draw:text-style-name="P1" svg:width="5.0193in" svg:height="3in" svg:x="0.052in" svg:y="0.0157in">
              <draw:object draw:notify-on-update-of-ranges="Sheet1.A2:Sheet1.A22 Sheet1.B2:Sheet1.B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string" calcext:value-type="string">
            <text:p>P11</text:p>
          </table:table-cell>
          <table:table-cell table:formula="of:=(18.02-10.18)/[.F1]" office:value-type="float" office:value="0.0806708854247055" calcext:value-type="float">
            <text:p>0.080670885424706</text:p>
          </table:table-cell>
          <table:table-cell/>
          <table:table-cell table:formula="of:=[.B12]*0.028317" office:value-type="float" office:value="0.00228435746257138" calcext:value-type="float">
            <text:p>0.0022843574625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12</text:p>
          </table:table-cell>
          <table:table-cell table:formula="of:=(17.98-13.88)/[.F1]" office:value-type="float" office:value="0.0421875803879199" calcext:value-type="float">
            <text:p>0.04218758038792</text:p>
          </table:table-cell>
          <table:table-cell/>
          <table:table-cell table:formula="of:=[.B13]*0.028317" office:value-type="float" office:value="0.00119462571384473" calcext:value-type="float">
            <text:p>0.0011946257138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13</text:p>
          </table:table-cell>
          <table:table-cell table:formula="of:=(24.15-21.05)/[.F1]" office:value-type="float" office:value="0.0318979266347687" calcext:value-type="float">
            <text:p>0.031897926634769</text:p>
          </table:table-cell>
          <table:table-cell/>
          <table:table-cell table:formula="of:=[.B14]*0.028317" office:value-type="float" office:value="0.000903253588516746" calcext:value-type="float">
            <text:p>0.0009032535885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14</text:p>
          </table:table-cell>
          <table:table-cell table:formula="of:=(24.15-10.85)/[.F1]" office:value-type="float" office:value="0.136852394916911" calcext:value-type="float">
            <text:p>0.136852394916911</text:p>
          </table:table-cell>
          <table:table-cell/>
          <table:table-cell table:formula="of:=[.B15]*0.028317" office:value-type="float" office:value="0.00387524926686217" calcext:value-type="float">
            <text:p>0.0038752492668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15</text:p>
          </table:table-cell>
          <table:table-cell table:formula="of:=(23.55-19.7)/[.F1]" office:value-type="float" office:value="0.0396151669496322" calcext:value-type="float">
            <text:p>0.039615166949632</text:p>
          </table:table-cell>
          <table:table-cell/>
          <table:table-cell table:formula="of:=[.B16]*0.028317" office:value-type="float" office:value="0.00112178268251273" calcext:value-type="float">
            <text:p>0.0011217826825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16</text:p>
          </table:table-cell>
          <table:table-cell table:formula="of:=(23.55-19.15)/[.F1]" office:value-type="float" office:value="0.0452744765138653" calcext:value-type="float">
            <text:p>0.045274476513865</text:p>
          </table:table-cell>
          <table:table-cell/>
          <table:table-cell table:formula="of:=[.B17]*0.028317" office:value-type="float" office:value="0.00128203735144312" calcext:value-type="float">
            <text:p>0.0012820373514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17</text:p>
          </table:table-cell>
          <table:table-cell table:formula="of:=(23.5-20.45)/[.F1]" office:value-type="float" office:value="0.0313834439471112" calcext:value-type="float">
            <text:p>0.031383443947111</text:p>
          </table:table-cell>
          <table:table-cell/>
          <table:table-cell table:formula="of:=[.B18]*0.028317" office:value-type="float" office:value="0.000888684982250347" calcext:value-type="float">
            <text:p>0.000888684982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18</text:p>
          </table:table-cell>
          <table:table-cell table:formula="of:=(23.5-20.45)/[.F1]" office:value-type="float" office:value="0.0313834439471112" calcext:value-type="float">
            <text:p>0.031383443947111</text:p>
          </table:table-cell>
          <table:table-cell/>
          <table:table-cell table:formula="of:=[.B19]*0.028317" office:value-type="float" office:value="0.000888684982250347" calcext:value-type="float">
            <text:p>0.000888684982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19</text:p>
          </table:table-cell>
          <table:table-cell table:formula="of:=(23.5-11.6)/[.F1]" office:value-type="float" office:value="0.122446879662499" calcext:value-type="float">
            <text:p>0.122446879662499</text:p>
          </table:table-cell>
          <table:table-cell/>
          <table:table-cell table:formula="of:=[.B20]*0.028317" office:value-type="float" office:value="0.00346732829140299" calcext:value-type="float">
            <text:p>0.0034673282914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20</text:p>
          </table:table-cell>
          <table:table-cell table:formula="of:=(23.5-21.15)/[.F1]" office:value-type="float" office:value="0.0241806863199053" calcext:value-type="float">
            <text:p>0.024180686319905</text:p>
          </table:table-cell>
          <table:table-cell/>
          <table:table-cell table:formula="of:=[.B21]*0.028317" office:value-type="float" office:value="0.00068472449452076" calcext:value-type="float">
            <text:p>0.0006847244945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21</text:p>
          </table:table-cell>
          <table:table-cell table:formula="of:=(23.5-20.15)/[.F1]" office:value-type="float" office:value="0.0344703400730566" calcext:value-type="float">
            <text:p>0.034470340073057</text:p>
          </table:table-cell>
          <table:table-cell/>
          <table:table-cell table:formula="of:=[.B22]*0.028317" office:value-type="float" office:value="0.000976096619848742" calcext:value-type="float">
            <text:p>0.000976096619849</text:p>
          </table:table-cell>
          <table:table-cell table:number-columns-repeated="60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dc:date>2022-11-17T00:55:46</dc:date>
    <meta:generator>LibreOffice/7.0.4.2$Linux_X86_64 LibreOffice_project/00$Build-2</meta:generator>
    <meta:document-statistic meta:table-count="1" meta:cell-count="70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5cm" svg:height="7.621cm" xlink:href=".." xlink:type="simple" chart:class="chart:bar" chart:style-name="ch1">
        <chart:title svg:x="5.254cm" svg:y="0.288cm" chart:style-name="ch2">
          <text:p>Chart Title</text:p>
        </chart:title>
        <chart:plot-area chart:style-name="ch3" table:cell-range-address="Sheet1.A2:Sheet1.B22" chart:data-source-has-labels="column" svg:x="0.93cm" svg:y="1.148cm" svg:width="11.43cm" svg:height="6.071cm">
          <chart:coordinate-region svg:x="1.587cm" svg:y="1.308cm" svg:width="10.773cm" svg:height="5.493cm"/>
          <chart:axis chart:dimension="x" chart:name="primary-x" chart:style-name="ch4" chartooo:axis-type="auto">
            <chartooo:date-scale/>
            <chart:categories table:cell-range-address="Sheet1.A2:Sheet1.A22"/>
          </chart:axis>
          <chart:axis chart:dimension="y" chart:name="primary-y" chart:style-name="ch5">
            <chart:title svg:x="0.119cm" svg:y="5.081cm" chart:style-name="ch6">
              <text:p>Volume(ft3)</text:p>
            </chart:title>
            <chart:grid chart:style-name="ch7" chart:class="major"/>
          </chart:axis>
          <chart:series chart:style-name="ch8" chart:values-cell-range-address="Sheet1.B2:Sheet1.B22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1</text:p>
                <draw:g>
                  <svg:desc>Sheet1.A2:Sheet1.A22</svg:desc>
                </draw:g>
              </table:table-cell>
              <table:table-cell office:value-type="float" office:value="0.0365694294386994">
                <text:p>0.0365694294386994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0.0621855224571693">
                <text:p>0.0621855224571693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0.0721561969439728">
                <text:p>0.0721561969439728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0.0487729587899367">
                <text:p>0.0487729587899367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0.164428666975356">
                <text:p>0.164428666975356</text:p>
              </table:table-cell>
            </table:table-row>
            <table:table-row>
              <table:table-cell office:value-type="string">
                <text:p>P6</text:p>
              </table:table-cell>
              <table:table-cell office:value-type="float" office:value="0.0236662036322478">
                <text:p>0.0236662036322478</text:p>
              </table:table-cell>
            </table:table-row>
            <table:table-row>
              <table:table-cell office:value-type="string">
                <text:p>P7</text:p>
              </table:table-cell>
              <table:table-cell office:value-type="float" office:value="0.0312805474095797">
                <text:p>0.0312805474095797</text:p>
              </table:table-cell>
            </table:table-row>
            <table:table-row>
              <table:table-cell office:value-type="string">
                <text:p>P8</text:p>
              </table:table-cell>
              <table:table-cell office:value-type="float" office:value="0.0580336471677728">
                <text:p>0.0580336471677728</text:p>
              </table:table-cell>
            </table:table-row>
            <table:table-row>
              <table:table-cell office:value-type="string">
                <text:p>P9</text:p>
              </table:table-cell>
              <table:table-cell office:value-type="float" office:value="0.0537119925914493">
                <text:p>0.0537119925914493</text:p>
              </table:table-cell>
            </table:table-row>
            <table:table-row>
              <table:table-cell office:value-type="string">
                <text:p>P10</text:p>
              </table:table-cell>
              <table:table-cell office:value-type="float" office:value="0.0249009620826259">
                <text:p>0.0249009620826259</text:p>
              </table:table-cell>
            </table:table-row>
            <table:table-row>
              <table:table-cell office:value-type="string">
                <text:p>P11</text:p>
              </table:table-cell>
              <table:table-cell office:value-type="float" office:value="0.0806708854247055">
                <text:p>0.0806708854247055</text:p>
              </table:table-cell>
            </table:table-row>
            <table:table-row>
              <table:table-cell office:value-type="string">
                <text:p>P12</text:p>
              </table:table-cell>
              <table:table-cell office:value-type="float" office:value="0.0421875803879199">
                <text:p>0.0421875803879199</text:p>
              </table:table-cell>
            </table:table-row>
            <table:table-row>
              <table:table-cell office:value-type="string">
                <text:p>P13</text:p>
              </table:table-cell>
              <table:table-cell office:value-type="float" office:value="0.0318979266347687">
                <text:p>0.0318979266347687</text:p>
              </table:table-cell>
            </table:table-row>
            <table:table-row>
              <table:table-cell office:value-type="string">
                <text:p>P14</text:p>
              </table:table-cell>
              <table:table-cell office:value-type="float" office:value="0.136852394916911">
                <text:p>0.136852394916911</text:p>
              </table:table-cell>
            </table:table-row>
            <table:table-row>
              <table:table-cell office:value-type="string">
                <text:p>P15</text:p>
              </table:table-cell>
              <table:table-cell office:value-type="float" office:value="0.0396151669496322">
                <text:p>0.0396151669496322</text:p>
              </table:table-cell>
            </table:table-row>
            <table:table-row>
              <table:table-cell office:value-type="string">
                <text:p>P16</text:p>
              </table:table-cell>
              <table:table-cell office:value-type="float" office:value="0.0452744765138653">
                <text:p>0.0452744765138653</text:p>
              </table:table-cell>
            </table:table-row>
            <table:table-row>
              <table:table-cell office:value-type="string">
                <text:p>P17</text:p>
              </table:table-cell>
              <table:table-cell office:value-type="float" office:value="0.0313834439471112">
                <text:p>0.0313834439471112</text:p>
              </table:table-cell>
            </table:table-row>
            <table:table-row>
              <table:table-cell office:value-type="string">
                <text:p>P18</text:p>
              </table:table-cell>
              <table:table-cell office:value-type="float" office:value="0.0313834439471112">
                <text:p>0.0313834439471112</text:p>
              </table:table-cell>
            </table:table-row>
            <table:table-row>
              <table:table-cell office:value-type="string">
                <text:p>P19</text:p>
              </table:table-cell>
              <table:table-cell office:value-type="float" office:value="0.122446879662499">
                <text:p>0.122446879662499</text:p>
              </table:table-cell>
            </table:table-row>
            <table:table-row>
              <table:table-cell office:value-type="string">
                <text:p>P20</text:p>
              </table:table-cell>
              <table:table-cell office:value-type="float" office:value="0.0241806863199053">
                <text:p>0.0241806863199053</text:p>
              </table:table-cell>
            </table:table-row>
            <table:table-row>
              <table:table-cell office:value-type="string">
                <text:p>P21</text:p>
              </table:table-cell>
              <table:table-cell office:value-type="float" office:value="0.0344703400730566">
                <text:p>0.0344703400730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